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ssai</text:p>
          </table:table-cell>
          <table:table-cell table:style-name="ce1" office:value-type="string" calcext:value-type="string" table:number-columns-spanned="6" table:number-rows-spanned="1">
            <text:p>cellule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chambre</text:p>
          </table:table-cell>
          <table:covered-table-cell/>
          <table:table-cell office:value-type="string" calcext:value-type="string">
            <text:p>ratio lux / UV</text:p>
          </table:table-cell>
          <table:table-cell office:value-type="string" calcext:value-type="string">
            <text:p>ratio EV / UV</text:p>
          </table:table-cell>
          <table:table-cell office:value-type="string" calcext:value-type="string">
            <text:p>ratio cellule / expo</text:p>
          </table:table-cell>
          <table:table-cell office:value-type="string" calcext:value-type="string">
            <text:p>exposition</text:p>
          </table:table-cell>
          <table:table-cell office:value-type="string" calcext:value-type="string">
            <text:p>Expos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o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( / plaque correcte)</text:p>
          </table:table-cell>
          <table:table-cell office:value-type="string" calcext:value-type="string">
            <text:p>/cellule</text:p>
          </table:table-cell>
          <table:table-cell office:value-type="string" calcext:value-type="string">
            <text:p>Exp / lux / uv</text:p>
          </table:table-cell>
          <table:table-cell office:value-type="string" calcext:value-type="string">
            <text:p>Exp / ev / u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43000" calcext:value-type="float">
            <text:p>43000</text:p>
          </table:table-cell>
          <table:table-cell office:value-type="float" office:value="6.8" calcext:value-type="float">
            <text:p>6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formula="of:=[.C3]/([.E3] * 1000)" office:value-type="float" office:value="2.6875" calcext:value-type="float">
            <text:p>2,6875</text:p>
          </table:table-cell>
          <table:table-cell table:formula="of:=[.D3]/[.E3]" office:value-type="float" office:value="0.425" calcext:value-type="float">
            <text:p>0,425</text:p>
          </table:table-cell>
          <table:table-cell table:formula="of:=[.I3]/[.G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M3]/[.L3]" office:value-type="float" office:value="1" calcext:value-type="float">
            <text:p>1</text:p>
          </table:table-cell>
          <table:table-cell table:formula="of:=[.N3]/[.J3]" office:value-type="float" office:value="0.372093023255814" calcext:value-type="float">
            <text:p>0,372093023255814</text:p>
          </table:table-cell>
          <table:table-cell table:formula="of:=[.N3]/[.K3]" office:value-type="float" office:value="2.35294117647059" calcext:value-type="float">
            <text:p>2,35294117647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30100" calcext:value-type="float">
            <text:p>30100</text:p>
          </table:table-cell>
          <table:table-cell office:value-type="float" office:value="6.2" calcext:value-type="float">
            <text:p>6,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4]/([.E4] * 1000)" office:value-type="float" office:value="4.3" calcext:value-type="float">
            <text:p>4,3</text:p>
          </table:table-cell>
          <table:table-cell table:formula="of:=[.D4]/[.E4]" office:value-type="float" office:value="0.885714285714286" calcext:value-type="float">
            <text:p>0,885714285714286</text:p>
          </table:table-cell>
          <table:table-cell table:formula="of:=[.I4]/[.G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4]/[.L4]" office:value-type="float" office:value="0.5" calcext:value-type="float">
            <text:p>0,5</text:p>
          </table:table-cell>
          <table:table-cell table:formula="of:=[.N4]/[.J4]" office:value-type="float" office:value="0.116279069767442" calcext:value-type="float">
            <text:p>0,116279069767442</text:p>
          </table:table-cell>
          <table:table-cell table:formula="of:=[.N4]/[.K4]" office:value-type="float" office:value="0.564516129032258" calcext:value-type="float">
            <text:p>0,564516129032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45000" calcext:value-type="float">
            <text:p>45000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formula="of:=[.C5]/([.E5] * 1000)" office:value-type="float" office:value="3.46153846153846" calcext:value-type="float">
            <text:p>3,46153846153846</text:p>
          </table:table-cell>
          <table:table-cell table:formula="of:=[.D5]/[.E5]" office:value-type="float" office:value="0.523076923076923" calcext:value-type="float">
            <text:p>0,523076923076923</text:p>
          </table:table-cell>
          <table:table-cell table:formula="of:=[.I5]/[.G5]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M5]/[.L5]" office:value-type="float" office:value="1.5" calcext:value-type="float">
            <text:p>1,5</text:p>
          </table:table-cell>
          <table:table-cell table:formula="of:=[.N5]/[.J5]" office:value-type="float" office:value="0.433333333333333" calcext:value-type="float">
            <text:p>0,433333333333333</text:p>
          </table:table-cell>
          <table:table-cell table:formula="of:=[.N5]/[.K5]" office:value-type="float" office:value="2.86764705882353" calcext:value-type="float">
            <text:p>2,86764705882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6]/([.E6] * 1000)" office:value-type="float" office:value="1.78571428571429" calcext:value-type="float">
            <text:p>1,78571428571429</text:p>
          </table:table-cell>
          <table:table-cell table:formula="of:=[.D6]/[.E6]" office:value-type="float" office:value="0.428571428571429" calcext:value-type="float">
            <text:p>0,428571428571429</text:p>
          </table:table-cell>
          <table:table-cell table:formula="of:=[.I6]/[.G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M6]/[.L6]" office:value-type="float" office:value="1" calcext:value-type="float">
            <text:p>1</text:p>
          </table:table-cell>
          <table:table-cell table:formula="of:=[.N6]/[.J6]" office:value-type="float" office:value="0.56" calcext:value-type="float">
            <text:p>0,56</text:p>
          </table:table-cell>
          <table:table-cell table:formula="of:=[.N6]/[.K6]" office:value-type="float" office:value="2.33333333333333" calcext:value-type="float">
            <text:p>2,3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4200" calcext:value-type="float">
            <text:p>4200</text:p>
          </table:table-cell>
          <table:table-cell office:value-type="float" office:value="3.4" calcext:value-type="float">
            <text:p>3,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7]/([.E7] * 1000)" office:value-type="float" office:value="1.4" calcext:value-type="float">
            <text:p>1,4</text:p>
          </table:table-cell>
          <table:table-cell table:formula="of:=[.D7]/[.E7]" office:value-type="float" office:value="1.13333333333333" calcext:value-type="float">
            <text:p>1,13333333333333</text:p>
          </table:table-cell>
          <table:table-cell table:formula="of:=[.I7]/[.G7]" office:value-type="float" office:value="1.2" calcext:value-type="float">
            <text:p>1,2</text:p>
          </table:table-cell>
          <table:table-cell office:value-type="float" office:value="0.5" calcext:value-type="float">
            <text:p>0,5</text:p>
          </table:table-cell>
          <table:table-cell table:formula="of:=[.M7]/[.L7]" office:value-type="float" office:value="0.416666666666667" calcext:value-type="float">
            <text:p>0,416666666666667</text:p>
          </table:table-cell>
          <table:table-cell table:formula="of:=[.N7]/[.J7]" office:value-type="float" office:value="0.297619047619048" calcext:value-type="float">
            <text:p>0,297619047619048</text:p>
          </table:table-cell>
          <table:table-cell table:formula="of:=[.N7]/[.K7]" office:value-type="float" office:value="0.367647058823529" calcext:value-type="float">
            <text:p>0,367647058823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0:01:43.339793639</meta:creation-date>
    <dc:date>2018-08-06T21:15:23.598311268</dc:date>
    <meta:editing-duration>PT31M28S</meta:editing-duration>
    <meta:editing-cycles>3</meta:editing-cycles>
    <meta:generator>LibreOffice/6.0.2.1$Linux_X86_64 LibreOffice_project/f7f06a8f319e4b62f9bc5095aa112a65d2f3ac89</meta:generator>
    <meta:document-statistic meta:table-count="1" meta:cell-count="100" meta:object-count="0"/>
  </office:meta>
</office:document-meta>
</file>